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4pt" style:font-name-asian="WenQuanYi Micro Hei" style:font-size-asian="14pt" style:font-size-complex="14pt"/>
    </style:style>
    <style:style style:name="P2" style:family="paragraph" style:parent-style-name="Standard">
      <style:text-properties style:font-name="WenQuanYi Micro Hei" fo:font-size="14pt" officeooo:paragraph-rsid="00283392" style:font-name-asian="WenQuanYi Micro Hei" style:font-size-asian="14pt" style:font-size-complex="14pt"/>
    </style:style>
    <style:style style:name="P3" style:family="paragraph" style:parent-style-name="Standard">
      <style:text-properties style:font-name="WenQuanYi Micro Hei" fo:font-size="14pt" officeooo:paragraph-rsid="00349e96" style:font-name-asian="WenQuanYi Micro Hei" style:font-size-asian="14pt" style:font-size-complex="14pt"/>
    </style:style>
    <style:style style:name="P4" style:family="paragraph" style:parent-style-name="Standard">
      <style:text-properties style:font-name="WenQuanYi Micro Hei" fo:font-size="14pt" officeooo:paragraph-rsid="003a39f4" style:font-name-asian="WenQuanYi Micro Hei" style:font-size-asian="14pt" style:font-size-complex="14pt"/>
    </style:style>
    <style:style style:name="P5" style:family="paragraph" style:parent-style-name="Standard">
      <style:text-properties style:font-name="WenQuanYi Micro Hei" fo:font-size="14pt" officeooo:paragraph-rsid="003b0a90" style:font-name-asian="WenQuanYi Micro Hei" style:font-size-asian="14pt" style:font-size-complex="14pt"/>
    </style:style>
    <style:style style:name="P6" style:family="paragraph" style:parent-style-name="Standard">
      <style:text-properties style:font-name="WenQuanYi Micro Hei" fo:font-size="14pt" officeooo:paragraph-rsid="003ea39d" style:font-name-asian="WenQuanYi Micro Hei" style:font-size-asian="14pt" style:font-size-complex="14pt"/>
    </style:style>
    <style:style style:name="P7" style:family="paragraph" style:parent-style-name="Standard">
      <style:text-properties style:font-name="WenQuanYi Micro Hei" fo:font-size="14pt" officeooo:paragraph-rsid="003eceb7" style:font-name-asian="WenQuanYi Micro Hei" style:font-size-asian="14pt" style:font-size-complex="14pt"/>
    </style:style>
    <style:style style:name="P8" style:family="paragraph" style:parent-style-name="Standard">
      <style:text-properties style:font-name="WenQuanYi Micro Hei" fo:font-size="14pt" officeooo:paragraph-rsid="0041a278" style:font-name-asian="WenQuanYi Micro Hei" style:font-size-asian="14pt" style:font-size-complex="14pt"/>
    </style:style>
    <style:style style:name="P9" style:family="paragraph" style:parent-style-name="Standard">
      <style:text-properties style:font-name="WenQuanYi Micro Hei" fo:font-size="14pt" officeooo:paragraph-rsid="00479377" style:font-name-asian="WenQuanYi Micro Hei" style:font-size-asian="14pt" style:font-size-complex="14pt"/>
    </style:style>
    <style:style style:name="P10" style:family="paragraph" style:parent-style-name="Standard">
      <style:text-properties style:font-name="WenQuanYi Micro Hei" fo:font-size="14pt" officeooo:paragraph-rsid="004f13c3" style:font-name-asian="WenQuanYi Micro Hei" style:font-size-asian="14pt" style:font-size-complex="14pt"/>
    </style:style>
    <style:style style:name="P11" style:family="paragraph" style:parent-style-name="Standard">
      <style:text-properties style:font-name="WenQuanYi Micro Hei" fo:font-size="14pt" officeooo:paragraph-rsid="005245d4" style:font-name-asian="WenQuanYi Micro Hei" style:font-size-asian="14pt" style:font-size-complex="14pt"/>
    </style:style>
    <style:style style:name="P12" style:family="paragraph" style:parent-style-name="Standard">
      <style:text-properties style:font-name="WenQuanYi Micro Hei" fo:font-size="14pt" officeooo:paragraph-rsid="0055197a" style:font-name-asian="WenQuanYi Micro Hei" style:font-size-asian="14pt" style:font-size-complex="14pt"/>
    </style:style>
    <style:style style:name="P13" style:family="paragraph" style:parent-style-name="Standard">
      <style:text-properties style:font-name="WenQuanYi Micro Hei" fo:font-size="14pt" officeooo:paragraph-rsid="005a0dc4" style:font-name-asian="WenQuanYi Micro Hei" style:font-size-asian="14pt" style:font-size-complex="14pt"/>
    </style:style>
    <style:style style:name="P14" style:family="paragraph" style:parent-style-name="Standard">
      <style:text-properties style:font-name="WenQuanYi Micro Hei" fo:font-size="14pt" officeooo:paragraph-rsid="005ae6f1" style:font-name-asian="WenQuanYi Micro Hei" style:font-size-asian="14pt" style:font-size-complex="14pt"/>
    </style:style>
    <style:style style:name="P15" style:family="paragraph" style:parent-style-name="Standard">
      <style:text-properties style:font-name="WenQuanYi Micro Hei" fo:font-size="14pt" officeooo:paragraph-rsid="005cc44e" style:font-name-asian="WenQuanYi Micro Hei" style:font-size-asian="14pt" style:font-size-complex="14pt"/>
    </style:style>
    <style:style style:name="P16" style:family="paragraph" style:parent-style-name="Standard">
      <style:text-properties style:font-name="WenQuanYi Micro Hei" fo:font-size="16pt" style:font-name-asian="WenQuanYi Micro Hei" style:font-size-asian="16pt" style:font-size-complex="16pt"/>
    </style:style>
    <style:style style:name="P17" style:family="paragraph" style:parent-style-name="Standard">
      <style:text-properties style:font-name="WenQuanYi Micro Hei" fo:font-size="16pt" officeooo:paragraph-rsid="003ea39d" style:font-name-asian="WenQuanYi Micro Hei" style:font-size-asian="16pt" style:font-size-complex="16pt"/>
    </style:style>
    <style:style style:name="P18" style:family="paragraph" style:parent-style-name="Standard">
      <style:text-properties style:font-name="WenQuanYi Micro Hei" fo:font-size="16pt" officeooo:paragraph-rsid="0041a278" style:font-name-asian="WenQuanYi Micro Hei" style:font-size-asian="16pt" style:font-size-complex="16pt"/>
    </style:style>
    <style:style style:name="P19" style:family="paragraph" style:parent-style-name="Standard">
      <style:text-properties style:font-name="WenQuanYi Micro Hei" fo:font-size="16pt" officeooo:paragraph-rsid="0055197a" style:font-name-asian="WenQuanYi Micro Hei" style:font-size-asian="16pt" style:font-size-complex="16pt"/>
    </style:style>
    <style:style style:name="T1" style:family="text">
      <style:text-properties officeooo:rsid="0021b3c0"/>
    </style:style>
    <style:style style:name="T2" style:family="text">
      <style:text-properties officeooo:rsid="002683e5"/>
    </style:style>
    <style:style style:name="T3" style:family="text">
      <style:text-properties officeooo:rsid="00283392"/>
    </style:style>
    <style:style style:name="T4" style:family="text">
      <style:text-properties officeooo:rsid="002a026c"/>
    </style:style>
    <style:style style:name="T5" style:family="text">
      <style:text-properties officeooo:rsid="003cb2ae"/>
    </style:style>
    <style:style style:name="T6" style:family="text">
      <style:text-properties officeooo:rsid="003eceb7"/>
    </style:style>
    <style:style style:name="T7" style:family="text">
      <style:text-properties officeooo:rsid="00405c5f"/>
    </style:style>
    <style:style style:name="T8" style:family="text">
      <style:text-properties officeooo:rsid="004187f2"/>
    </style:style>
    <style:style style:name="T9" style:family="text">
      <style:text-properties officeooo:rsid="004308c1"/>
    </style:style>
    <style:style style:name="T10" style:family="text">
      <style:text-properties officeooo:rsid="00448eb4"/>
    </style:style>
    <style:style style:name="T11" style:family="text">
      <style:text-properties officeooo:rsid="004a6302"/>
    </style:style>
    <style:style style:name="T12" style:family="text">
      <style:text-properties officeooo:rsid="004af75e"/>
    </style:style>
    <style:style style:name="T13" style:family="text">
      <style:text-properties officeooo:rsid="004ca138"/>
    </style:style>
    <style:style style:name="T14" style:family="text">
      <style:text-properties officeooo:rsid="005003e5"/>
    </style:style>
    <style:style style:name="T15" style:family="text">
      <style:text-properties officeooo:rsid="005021bb"/>
    </style:style>
    <style:style style:name="T16" style:family="text">
      <style:text-properties officeooo:rsid="005a0dc4"/>
    </style:style>
    <style:style style:name="T17" style:family="text">
      <style:text-properties officeooo:rsid="005bbb7b"/>
    </style:style>
    <style:style style:name="T18" style:family="text">
      <style:text-properties officeooo:rsid="005cc44e"/>
    </style:style>
    <style:style style:name="T19" style:family="text">
      <style:text-properties officeooo:rsid="005e04e9"/>
    </style:style>
    <style:style style:name="T20" style:family="text">
      <style:text-properties officeooo:rsid="00657980"/>
    </style:style>
    <style:style style:name="T21" style:family="text">
      <style:text-properties officeooo:rsid="0066a906"/>
    </style:style>
    <style:style style:name="T22" style:family="text">
      <style:text-properties officeooo:rsid="0066ce64"/>
    </style:style>
    <style:style style:name="T23" style:family="text">
      <style:text-properties officeooo:rsid="00676d1d"/>
    </style:style>
    <style:style style:name="T24" style:family="text">
      <style:text-properties officeooo:rsid="006782cd"/>
    </style:style>
    <style:style style:name="T25" style:family="text">
      <style:text-properties officeooo:rsid="00687612"/>
    </style:style>
    <style:style style:name="T26" style:family="text">
      <style:text-properties officeooo:rsid="00694cd9"/>
    </style:style>
    <style:style style:name="T27" style:family="text">
      <style:text-properties officeooo:rsid="00696423"/>
    </style:style>
    <style:style style:name="T28" style:family="text">
      <style:text-properties officeooo:rsid="006b4666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283392" style:font-weight-asian="bold" style:font-weight-complex="bold"/>
    </style:style>
    <style:style style:name="T31" style:family="text">
      <style:text-properties fo:font-weight="bold" officeooo:rsid="003cb2ae" style:font-weight-asian="bold" style:font-weight-complex="bold"/>
    </style:style>
    <style:style style:name="T32" style:family="text">
      <style:text-properties fo:font-weight="bold" officeooo:rsid="002a026c" style:font-weight-asian="bold" style:font-weight-complex="bold"/>
    </style:style>
    <style:style style:name="T33" style:family="text">
      <style:text-properties fo:font-weight="bold" officeooo:rsid="003eceb7" style:font-weight-asian="bold" style:font-weight-complex="bold"/>
    </style:style>
    <style:style style:name="T34" style:family="text">
      <style:text-properties fo:font-weight="bold" officeooo:rsid="004a6302" style:font-weight-asian="bold" style:font-weight-complex="bold"/>
    </style:style>
    <style:style style:name="T35" style:family="text">
      <style:text-properties fo:font-weight="bold" officeooo:rsid="005003e5" style:font-weight-asian="bold" style:font-weight-complex="bold"/>
    </style:style>
    <style:style style:name="T36" style:family="text">
      <style:text-properties fo:font-weight="bold" officeooo:rsid="005cc44e" style:font-weight-asian="bold" style:font-weight-complex="bold"/>
    </style:style>
    <style:style style:name="T37" style:family="text">
      <style:text-properties fo:font-weight="bold" officeooo:rsid="002683e5" style:font-weight-asian="bold" style:font-weight-complex="bold"/>
    </style:style>
    <style:style style:name="T38" style:family="text">
      <style:text-properties fo:font-weight="bold" officeooo:rsid="0066a906" style:font-weight-asian="bold" style:font-weight-complex="bold"/>
    </style:style>
    <style:style style:name="T39" style:family="text">
      <style:text-properties fo:font-weight="bold" officeooo:rsid="006782cd" style:font-weight-asian="bold" style:font-weight-complex="bold"/>
    </style:style>
    <style:style style:name="T40" style:family="text">
      <style:text-properties fo:font-weight="bold" officeooo:rsid="00687612" style:font-weight-asian="bold" style:font-weight-complex="bold"/>
    </style:style>
    <style:style style:name="T41" style:family="text">
      <style:text-properties fo:font-weight="bold" officeooo:rsid="00696423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数值工厂函数——</text:p>
      <text:p text:style-name="P1"><text:span text:style-name="T29">bool(obj)</text:span><text:span text:style-name="T1">：返回obj对象的布尔值</text:span><text:span text:style-name="T2">，也就是obj.__nonzero__()方法的返回值。</text:span></text:p>
      <text:p text:style-name="P2"><text:span text:style-name="T30">int(obj,base=10)</text:span><text:span text:style-name="T3">：返回一个字符串或数值对象的整数表示</text:span><text:span text:style-name="T4">，类似string.atoi()。</text:span></text:p>
      <text:p text:style-name="P3"><text:span text:style-name="T30">long(obj,base=10)</text:span><text:span text:style-name="T3">：返回一个字符串或数值对象的长整数表示</text:span><text:span text:style-name="T4">，类似string.atol()。</text:span></text:p>
      <text:p text:style-name="P3"><text:span text:style-name="T30">float(obj)</text:span><text:span text:style-name="T3">：返回一个字符串或数值对象的浮点数表示</text:span><text:span text:style-name="T4">，类似string.atof()。</text:span></text:p>
      <text:p text:style-name="P4"><text:span text:style-name="T30">complex(str)</text:span><text:span text:style-name="T3">：返回一个字符串或数值对象的复数表示</text:span><text:span text:style-name="T4">。</text:span></text:p>
      <text:p text:style-name="P5"><text:span text:style-name="T30">complex(real,</text:span><text:span text:style-name="T31">imag</text:span><text:span text:style-name="T30">=</text:span><text:span text:style-name="T31">0.</text:span><text:span text:style-name="T30">0)</text:span><text:span text:style-name="T3">：根据给定的实数及一个可选的虚数部分生成一个复数对象</text:span><text:span text:style-name="T4">。</text:span></text:p>
      <text:p text:style-name="P17"><text:span text:style-name="T4">数值运算函数——</text:span></text:p>
      <text:p text:style-name="P6"><text:span text:style-name="T32">abs(num)</text:span><text:span text:style-name="T1">：返回num的绝对值</text:span><text:span text:style-name="T2">。</text:span></text:p>
      <text:p text:style-name="P7"><text:span text:style-name="T30">coerce(num</text:span><text:span text:style-name="T33">1</text:span><text:span text:style-name="T30">,num</text:span><text:span text:style-name="T33">2</text:span><text:span text:style-name="T30">)</text:span><text:span text:style-name="T3">：将num</text:span><text:span text:style-name="T7">1和num2转换为同一类型，然后以一个元组的形式返回</text:span><text:span text:style-name="T8">。</text:span></text:p>
      <text:p text:style-name="P8"><text:span text:style-name="T30">divmod(num</text:span><text:span text:style-name="T33">1</text:span><text:span text:style-name="T30">,num</text:span><text:span text:style-name="T33">2</text:span><text:span text:style-name="T30">)</text:span><text:span text:style-name="T3">：除法与取余运算的结合</text:span><text:span text:style-name="T9">，返回一个元组(num1/num2,num1%num2)</text:span><text:span text:style-name="T10">。</text:span></text:p>
      <text:p text:style-name="P9"><text:span text:style-name="T30">pow(num</text:span><text:span text:style-name="T33">1</text:span><text:span text:style-name="T30">,num</text:span><text:span text:style-name="T33">2,mod</text:span><text:span text:style-name="T34">=1</text:span><text:span text:style-name="T30">)</text:span><text:span text:style-name="T3">：取num</text:span><text:span text:style-name="T7">1的num2次方</text:span><text:span text:style-name="T12">，如果提供mod参数</text:span><text:span text:style-name="T13">，则计算结果再对mod进行取余运算。</text:span></text:p>
      <text:p text:style-name="P10"><text:span text:style-name="T30">round(flt,</text:span><text:span text:style-name="T33">ndig</text:span><text:span text:style-name="T34">=</text:span><text:span text:style-name="T35">0</text:span><text:span text:style-name="T30">)</text:span><text:span text:style-name="T3">：接受一个浮点数flt并对其四舍五入</text:span><text:span text:style-name="T15">，保存ndig位小数。</text:span></text:p>
      <text:p text:style-name="P18"><text:span text:style-name="T10">整数转换函数——</text:span></text:p>
      <text:p text:style-name="P11"><text:span text:style-name="T32">hex(num)</text:span><text:span text:style-name="T1">：将数字转换成十六进制数并以字符串形式返回</text:span><text:span text:style-name="T2">。</text:span></text:p>
      <text:p text:style-name="P12"><text:span text:style-name="T32">oct(num)</text:span><text:span text:style-name="T1">：将数字转换成八进制数并以字符串形式返回</text:span><text:span text:style-name="T2">。</text:span></text:p>
      <text:p text:style-name="P13"><text:span text:style-name="T32">chr(num)</text:span><text:span text:style-name="T1">：将ASCII值的数字转换成ASCII字符</text:span><text:span text:style-name="T16">，范围只能是0&lt;=num&lt;=255。</text:span></text:p>
      <text:p text:style-name="P14"><text:span text:style-name="T32">ord(chr)</text:span><text:span text:style-name="T1">：接受一个ASCII或Unicode字符</text:span><text:span text:style-name="T17">，即长度为一的字符串，返回相应的A</text:span><text:span text:style-name="T1">SCII或Unicode值</text:span><text:span text:style-name="T17">。</text:span></text:p>
      <text:p text:style-name="P15"><text:span text:style-name="T36">unichr</text:span><text:span text:style-name="T32">(num)</text:span><text:span text:style-name="T1">：接受Unicode码值</text:span><text:span text:style-name="T19">，返回对应的Unicode字符</text:span><text:span text:style-name="T17">。</text:span></text:p>
      <text:p text:style-name="P19"><text:span text:style-name="T2">数值相关模块——</text:span></text:p>
      <text:p text:style-name="P12"><text:span text:style-name="T37">decimal</text:span><text:span text:style-name="T20">：十进制浮点运算类</text:span><text:span text:style-name="T21">Decimal。</text:span></text:p>
      <text:p text:style-name="P12"><text:span text:style-name="T38">array</text:span><text:span text:style-name="T22">：高效数值数组</text:span><text:span text:style-name="T24">。</text:span></text:p>
      <text:p text:style-name="P12"><text:span text:style-name="T39">math/cmath</text:span><text:span text:style-name="T25">：标准C库数学运算函数，常规数学运算在math模块，复数运算在cmath模块。</text:span></text:p>
      <text:p text:style-name="P12"><text:span text:style-name="T40">operator</text:span><text:span text:style-name="T26">：数学运算符的函数实现</text:span><text:span text:style-name="T27">。</text:span></text:p>
      <text:p text:style-name="P12"><text:soft-page-break/><text:span text:style-name="T41">random</text:span><text:span text:style-name="T28">：多种伪随机数生成器。</text:span></text:p>
      <text:p text:style-name="P12"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4-22T08:37:46</meta:creation-date>
    <meta:generator>LibreOffice/4.0.2.2$Linux_X86_64 LibreOffice_project/400m0$Build-2</meta:generator>
    <dc:date>2015-04-22T09:28:05</dc:date>
    <dc:creator>hanjunjie </dc:creator>
    <meta:editing-duration>PT43M10S</meta:editing-duration>
    <meta:editing-cycles>77</meta:editing-cycles>
    <meta:document-statistic meta:table-count="0" meta:image-count="0" meta:object-count="0" meta:page-count="2" meta:paragraph-count="25" meta:word-count="479" meta:character-count="870" meta:non-whitespace-character-count="870"/>
  </office:meta>
</office:document-meta>
</file>